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NodeMapImpl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NodeMapImpl.removeNamedItem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setNamedItemNS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getNamedItem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NodeMapImpl.NamedNodeMapImpl( Attr [ ]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getNamedItemNS(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NodeMapImpl.setNamedItem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remove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